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Young’s Modulus 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kPa</text:p>
          </table:table-cell>
          <table:table-cell/>
          <table:table-cell office:value-type="float" office:value="0.0575" calcext:value-type="float">
            <text:p>0.0575</text:p>
          </table:table-cell>
          <table:table-cell office:value-type="float" office:value="0.0119" calcext:value-type="float">
            <text:p>0.0119</text:p>
          </table:table-cell>
          <table:table-cell/>
        </table:table-row>
        <table:table-row table:style-name="ro1">
          <table:table-cell office:value-type="string" calcext:value-type="string">
            <text:p>Radius of pelvic floor</text:p>
          </table:table-cell>
          <table:table-cell table:formula="of:=0.059" office:value-type="float" office:value="0.059" calcext:value-type="float">
            <text:p>0.059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.08625" calcext:value-type="float">
            <text:p>0.08625</text:p>
          </table:table-cell>
          <table:table-cell office:value-type="float" office:value="0.04957" calcext:value-type="float">
            <text:p>0.04957</text:p>
          </table:table-cell>
          <table:table-cell/>
        </table:table-row>
        <table:table-row table:style-name="ro1">
          <table:table-cell office:value-type="string" calcext:value-type="string">
            <text:p>Mass of force on pelvic floo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13567" calcext:value-type="float">
            <text:p>0.13567</text:p>
          </table:table-cell>
          <table:table-cell table:formula="of:=([.F3]-[.F1])/[.F1]*100" office:value-type="float" office:value="1040.08403361345" calcext:value-type="float">
            <text:p>1040.08403361345</text:p>
          </table:table-cell>
        </table:table-row>
        <table:table-row table:style-name="ro1">
          <table:table-cell office:value-type="string" calcext:value-type="string">
            <text:p>Area of pelvic floor</text:p>
          </table:table-cell>
          <table:table-cell table:formula="of:=PI()*[.B2]*[.B2]" office:value-type="float" office:value="0.0109358840271461" calcext:value-type="float">
            <text:p>0.010935884027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</text:p>
          </table:table-cell>
          <table:table-cell table:formula="of:=[.B3]*9.814/[.B4]/1000" office:value-type="float" office:value="7.62800700820616" calcext:value-type="float">
            <text:p>7.6280070082061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8.03118106482136" calcext:value-type="float">
            <text:p>8.0311810648213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</text:p>
          </table:table-cell>
          <table:table-cell table:style-name="ce1" table:formula="of:=0.9 * [.B2]^3 * SQRT(([.B6]*[.B2])/([.B1]*[.B7])) * 1000" office:value-type="float" office:value="0.00804718998216707" calcext:value-type="float">
            <text:p>0.008047189982167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 = bd^3/12</text:p>
          </table:table-cell>
          <table:table-cell table:formula="of:=[.B2]*[.B7]^3/12" office:value-type="float" office:value="0.000000000614583333333334" calcext:value-type="float">
            <text:p>6.14583333333334E-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eam bending</text:p>
          </table:table-cell>
          <table:table-cell table:style-name="ce1" table:formula="of:=5 * [.B6] * (2 * [.B2])^4/ (384 * [.B1] * [.B13])" office:value-type="float" office:value="0.659774374364778" calcext:value-type="float">
            <text:p>0.659774374364778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sidual stres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</text:p>
          </table:table-cell>
          <table:table-cell/>
          <table:table-cell table:formula="of:=2000000*0.01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1 (a)</text:p>
          </table:table-cell>
          <table:table-cell table:formula="of:=(8 * [.B7] * [.B1]/(1-0.3) / ( 3 * [.B2]^4))" office:value-type="float" office:value="78596400.0231529" calcext:value-type="float">
            <text:p>78596400.0231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 (b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2 (c)</text:p>
          </table:table-cell>
          <table:table-cell table:formula="of:=4 * [.B7] * [.B17] * 1000 / [.B2]^2" office:value-type="float" office:value="689457.0525711" calcext:value-type="float">
            <text:p>689457.0525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3 deltaP (d)</text:p>
          </table:table-cell>
          <table:table-cell office:value-type="float" office:value="-4000" calcext:value-type="float">
            <text:p>-400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 thin film</text:p>
          </table:table-cell>
          <table:table-cell office:value-type="float" office:value="0.0624" calcext:value-type="float">
            <text:p>0.062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</text:p>
          </table:table-cell>
          <table:table-cell table:style-name="ce1" table:formula="of:=[.B23]*1000" office:value-type="float" office:value="62.4" calcext:value-type="float">
            <text:p>62.4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formula="of:= ((27 * [.B18]^2 * [.B21] + SQRT(729 * [.B18]^4 * [.B21]^2 + 4 * 27 * [.B18]^3 *[.B20]^3))/2)^(1/3)" office:value-type="float" office:value="12086961.8545247" calcext:value-type="float">
            <text:p>12086961.8545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0</text:p>
          </table:table-cell>
          <table:table-cell table:formula="of:=-3 * [.B18] * [.B20]" office:value-type="float" office:value="-162566526907986" calcext:value-type="float">
            <text:p>-162566526907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</text:p>
          </table:table-cell>
          <table:table-cell table:style-name="ce3" table:formula="of:= -1 / (3  * [.B18]) * ([.B26]+[.B27]/[.B26])" office:value-type="float" office:value="0.00577965759289528" calcext:value-type="float">
            <text:p>0.005779657592895</text:p>
          </table:table-cell>
          <table:table-cell table:style-name="ce3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8]*1000" office:value-type="float" office:value="5.77965759289528" calcext:value-type="float">
            <text:p>5.77965759289528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0:41:40.116555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09T18:01:24.493898088</meta:creation-date>
    <dc:date>2020-03-23T11:05:36.287233390</dc:date>
    <meta:editing-duration>PT1H32M3S</meta:editing-duration>
    <meta:editing-cycles>12</meta:editing-cycles>
    <meta:generator>LibreOffice/6.3.5.2$Linux_X86_64 LibreOffice_project/30$Build-2</meta:generator>
    <meta:document-statistic meta:table-count="1" meta:cell-count="63" meta:object-count="0"/>
  </office:meta>
</office:document-meta>
</file>